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Helvetica Neue', Helvetica, sans-serif"/>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8pt" style:text-underline-style="solid" style:text-underline-type="double" style:text-underline-width="auto" style:text-underline-color="font-color" fo:font-weight="normal" officeooo:rsid="0018b6f1" officeooo:paragraph-rsid="0018b6f1" style:font-weight-asian="normal" style:font-weight-complex="normal"/>
    </style:style>
    <style:style style:name="P2" style:family="paragraph" style:parent-style-name="Standard">
      <style:text-properties fo:font-size="14pt" fo:font-weight="bold" officeooo:rsid="0018b6f1" officeooo:paragraph-rsid="0018b6f1" style:font-weight-asian="bold" style:font-weight-complex="bold"/>
    </style:style>
    <style:style style:name="P3" style:family="paragraph" style:parent-style-name="Standard">
      <style:text-properties fo:font-size="14pt" fo:font-weight="bold" officeooo:rsid="001a0668" officeooo:paragraph-rsid="001a0668" style:font-weight-asian="bold" style:font-weight-complex="bold"/>
    </style:style>
    <style:style style:name="P4" style:family="paragraph" style:parent-style-name="Standard">
      <style:text-properties fo:font-size="14pt" fo:font-weight="bold" officeooo:rsid="001ac873" officeooo:paragraph-rsid="001ac873" style:font-weight-asian="bold" style:font-weight-complex="bold"/>
    </style:style>
    <style:style style:name="P5" style:family="paragraph" style:parent-style-name="Standard">
      <style:text-properties fo:font-size="18pt" fo:font-weight="bold" officeooo:rsid="0018b6f1" officeooo:paragraph-rsid="0018b6f1" style:font-weight-asian="bold" style:font-weight-complex="bold"/>
    </style:style>
    <style:style style:name="P6" style:family="paragraph" style:parent-style-name="Standard">
      <style:text-properties fo:font-size="18pt" fo:font-weight="bold" officeooo:rsid="001d1234" officeooo:paragraph-rsid="001d1234" style:font-weight-asian="bold" style:font-weight-complex="bold"/>
    </style:style>
    <style:style style:name="P7" style:family="paragraph" style:parent-style-name="Standard">
      <style:text-properties fo:font-size="18pt" style:text-underline-style="solid" style:text-underline-type="double" style:text-underline-width="auto" style:text-underline-color="font-color" fo:font-weight="normal" officeooo:rsid="0018b6f1" officeooo:paragraph-rsid="0018b6f1" style:font-weight-asian="normal" style:font-weight-complex="normal"/>
    </style:style>
    <style:style style:name="P8" style:family="paragraph" style:parent-style-name="Standard">
      <style:text-properties fo:font-size="18pt" style:text-underline-style="none" fo:font-weight="normal" officeooo:rsid="001d7746" officeooo:paragraph-rsid="001d7746" style:font-weight-asian="normal" style:font-weight-complex="normal"/>
    </style:style>
    <style:style style:name="P9" style:family="paragraph" style:parent-style-name="Standard">
      <style:text-properties officeooo:paragraph-rsid="001d1234"/>
    </style:style>
    <style:style style:name="P10" style:family="paragraph" style:parent-style-name="Standard">
      <style:text-properties officeooo:paragraph-rsid="001eb958"/>
    </style:style>
    <style:style style:name="P11" style:family="paragraph" style:parent-style-name="Standard">
      <style:text-properties fo:color="#000000" loext:opacity="100%" style:font-name="Droid Sans Mono" fo:font-size="8.39999961853027pt" fo:font-weight="normal" officeooo:paragraph-rsid="001eb958" fo:background-color="transparent"/>
    </style:style>
    <style:style style:name="P12" style:family="paragraph" style:parent-style-name="Standard">
      <style:text-properties officeooo:paragraph-rsid="0020e829"/>
    </style:style>
    <style:style style:name="P13" style:family="paragraph" style:parent-style-name="Standard">
      <style:text-properties officeooo:rsid="00219391" officeooo:paragraph-rsid="00219391"/>
    </style:style>
    <style:style style:name="P14" style:family="paragraph" style:parent-style-name="Standard">
      <style:text-properties fo:font-weight="bold" officeooo:rsid="0022817e" officeooo:paragraph-rsid="0022817e" style:font-weight-asian="bold" style:font-weight-complex="bold"/>
    </style:style>
    <style:style style:name="P15" style:family="paragraph" style:parent-style-name="Text_20_body">
      <style:text-properties fo:font-size="14pt" style:text-underline-style="none" fo:font-weight="bold" officeooo:rsid="002ad42b" officeooo:paragraph-rsid="002ad42b" style:font-weight-asian="bold" style:font-weight-complex="bold"/>
    </style:style>
    <style:style style:name="P16" style:family="paragraph" style:parent-style-name="Standard">
      <style:text-properties fo:font-size="14pt" fo:font-weight="normal" officeooo:rsid="001925c2" officeooo:paragraph-rsid="001925c2" style:font-weight-asian="normal" style:font-weight-complex="normal"/>
    </style:style>
    <style:style style:name="P17" style:family="paragraph" style:parent-style-name="Standard">
      <style:text-properties fo:font-size="14pt" fo:font-weight="normal" officeooo:rsid="001a0668" officeooo:paragraph-rsid="001a0668" style:font-weight-asian="normal" style:font-weight-complex="normal"/>
    </style:style>
    <style:style style:name="P18" style:family="paragraph" style:parent-style-name="Standard">
      <style:text-properties fo:font-size="14pt" fo:font-weight="normal" officeooo:rsid="001ac873" officeooo:paragraph-rsid="001ac873" style:font-weight-asian="normal" style:font-weight-complex="normal"/>
    </style:style>
    <style:style style:name="P19" style:family="paragraph" style:parent-style-name="Standard">
      <style:text-properties fo:font-size="14pt" style:text-underline-style="none" fo:font-weight="normal" officeooo:rsid="0022ff66" officeooo:paragraph-rsid="0022ff66" style:font-weight-asian="normal" style:font-weight-complex="normal"/>
    </style:style>
    <style:style style:name="P20" style:family="paragraph" style:parent-style-name="Standard">
      <style:text-properties fo:font-size="14pt" style:text-underline-style="none" fo:font-weight="bold" officeooo:rsid="0022ff66" officeooo:paragraph-rsid="0022ff66" style:font-weight-asian="bold" style:font-weight-complex="bold"/>
    </style:style>
    <style:style style:name="P21" style:family="paragraph" style:parent-style-name="Standard">
      <style:text-properties fo:font-size="14pt" style:text-underline-style="none" fo:font-weight="bold" officeooo:rsid="0024687f" officeooo:paragraph-rsid="0024687f" style:font-weight-asian="bold" style:font-weight-complex="bold"/>
    </style:style>
    <style:style style:name="P22" style:family="paragraph" style:parent-style-name="Standard">
      <style:text-properties fo:font-size="14pt" style:text-underline-style="none" fo:font-weight="bold" officeooo:rsid="0025f7a8" officeooo:paragraph-rsid="0025f7a8" style:font-weight-asian="bold" style:font-weight-complex="bold"/>
    </style:style>
    <style:style style:name="P23" style:family="paragraph" style:parent-style-name="Standard">
      <style:text-properties fo:color="#000000" loext:opacity="100%" fo:font-size="18pt" style:text-underline-style="none" fo:font-weight="normal" officeooo:rsid="001eb958" officeooo:paragraph-rsid="001eb958" fo:background-color="transparent" style:font-weight-asian="normal" style:font-weight-complex="normal"/>
    </style:style>
    <style:style style:name="P24" style:family="paragraph" style:parent-style-name="Standard">
      <style:text-properties fo:color="#000000" loext:opacity="100%" style:font-name="Droid Sans Mono" fo:font-size="18pt" style:text-underline-style="none" fo:font-weight="normal" officeooo:rsid="00204ac0" officeooo:paragraph-rsid="001eb958" fo:background-color="transparent" style:font-weight-asian="normal" style:font-weight-complex="normal"/>
    </style:style>
    <style:style style:name="P25" style:family="paragraph" style:parent-style-name="Standard">
      <style:text-properties fo:color="#000000" loext:opacity="100%" style:font-name="Droid Sans Mono" fo:font-size="18pt" style:text-underline-style="none" fo:font-weight="bold" officeooo:rsid="0020e829" officeooo:paragraph-rsid="0020e829" fo:background-color="transparent" style:font-weight-asian="bold" style:font-weight-complex="bold"/>
    </style:style>
    <style:style style:name="P26" style:family="paragraph" style:parent-style-name="Standard">
      <style:text-properties fo:font-size="18pt" style:text-underline-style="none" fo:font-weight="normal" officeooo:rsid="00219391" officeooo:paragraph-rsid="00219391" style:font-weight-asian="normal" style:font-weight-complex="normal"/>
    </style:style>
    <style:style style:name="P27" style:family="paragraph" style:parent-style-name="Standard">
      <style:text-properties fo:font-size="18pt" style:text-underline-style="none" fo:font-weight="normal" officeooo:rsid="0022c517" officeooo:paragraph-rsid="0022c517" style:font-weight-asian="normal" style:font-weight-complex="normal"/>
    </style:style>
    <style:style style:name="P28" style:family="paragraph" style:parent-style-name="Standard">
      <style:text-properties fo:font-size="18pt" style:text-underline-style="none" fo:font-weight="bold" officeooo:rsid="0022ff66" officeooo:paragraph-rsid="0022ff66" style:font-weight-asian="bold" style:font-weight-complex="bold"/>
    </style:style>
    <style:style style:name="P29" style:family="paragraph" style:parent-style-name="Standard">
      <style:text-properties fo:font-size="18pt" style:text-underline-style="none" fo:font-weight="bold" officeooo:rsid="0024687f" officeooo:paragraph-rsid="0024687f" style:font-weight-asian="bold" style:font-weight-complex="bold"/>
    </style:style>
    <style:style style:name="P30" style:family="paragraph" style:parent-style-name="Standard">
      <style:text-properties fo:font-size="18pt" style:text-underline-style="none" fo:font-weight="bold" officeooo:rsid="0026e220" officeooo:paragraph-rsid="0026e220" style:font-weight-asian="bold" style:font-weight-complex="bold"/>
    </style:style>
    <style:style style:name="P31" style:family="paragraph" style:parent-style-name="Standard">
      <style:text-properties officeooo:paragraph-rsid="002ad42b"/>
    </style:style>
    <style:style style:name="P32" style:family="paragraph" style:parent-style-name="Standard">
      <style:text-properties style:font-name="Times New Roman" fo:font-size="18pt" style:text-underline-style="none" fo:font-weight="bold" officeooo:rsid="002ce853" officeooo:paragraph-rsid="002ce853" style:font-size-asian="18pt" style:font-weight-asian="bold" style:font-size-complex="18pt" style:font-weight-complex="bold"/>
    </style:style>
    <style:style style:name="P33" style:family="paragraph" style:parent-style-name="Standard">
      <style:text-properties style:font-name="Times New Roman" fo:font-size="18pt" style:text-underline-style="none" fo:font-weight="normal" officeooo:rsid="002e8a93" officeooo:paragraph-rsid="002e8a93" style:font-size-asian="18pt" style:font-weight-asian="normal" style:font-size-complex="18pt" style:font-weight-complex="normal"/>
    </style:style>
    <style:style style:name="P34" style:family="paragraph" style:parent-style-name="Standard">
      <style:text-properties officeooo:paragraph-rsid="002e8a93"/>
    </style:style>
    <style:style style:name="P35" style:family="paragraph" style:parent-style-name="Standard">
      <style:text-properties officeooo:rsid="002e8a93" officeooo:paragraph-rsid="002e8a93"/>
    </style:style>
    <style:style style:name="T1" style:family="text">
      <style:text-properties fo:font-weight="normal" style:font-weight-asian="normal" style:font-weight-complex="normal"/>
    </style:style>
    <style:style style:name="T2" style:family="text">
      <style:text-properties fo:font-weight="normal" officeooo:rsid="001925c2" style:font-weight-asian="normal" style:font-weight-complex="normal"/>
    </style:style>
    <style:style style:name="T3" style:family="text">
      <style:text-properties fo:font-weight="normal" officeooo:rsid="002ac587" style:font-weight-asian="normal" style:font-weight-complex="normal"/>
    </style:style>
    <style:style style:name="T4" style:family="text">
      <style:text-properties officeooo:rsid="001925c2"/>
    </style:style>
    <style:style style:name="T5" style:family="text">
      <style:text-properties officeooo:rsid="001ac873"/>
    </style:style>
    <style:style style:name="T6" style:family="text">
      <style:text-properties fo:font-size="14pt"/>
    </style:style>
    <style:style style:name="T7" style:family="text">
      <style:text-properties fo:font-size="14pt" fo:font-weight="normal" style:font-weight-asian="normal" style:font-weight-complex="normal"/>
    </style:style>
    <style:style style:name="T8" style:family="text">
      <style:text-properties fo:font-size="14pt" fo:font-weight="normal" officeooo:rsid="001d1234" style:font-weight-asian="normal" style:font-weight-complex="normal"/>
    </style:style>
    <style:style style:name="T9" style:family="text">
      <style:text-properties fo:font-size="12pt" style:text-underline-style="none" style:font-size-asian="10pt" style:font-size-complex="10pt"/>
    </style:style>
    <style:style style:name="T10" style:family="text">
      <style:text-properties fo:font-size="18pt" style:text-underline-style="none"/>
    </style:style>
    <style:style style:name="T11" style:family="text">
      <style:text-properties fo:font-size="18pt" style:text-underline-style="none" fo:font-weight="normal" style:font-weight-asian="normal" style:font-weight-complex="normal"/>
    </style:style>
    <style:style style:name="T12" style:family="text">
      <style:text-properties fo:font-size="18pt" style:text-underline-style="none" fo:font-weight="normal" officeooo:rsid="001eb958" style:font-weight-asian="normal" style:font-weight-complex="normal"/>
    </style:style>
    <style:style style:name="T13" style:family="text">
      <style:text-properties fo:font-size="18pt" style:text-underline-style="none" officeooo:rsid="001eb958" style:font-weight-asian="normal" style:font-weight-complex="normal"/>
    </style:style>
    <style:style style:name="T14" style:family="text">
      <style:text-properties fo:font-size="18pt" style:text-underline-style="none" officeooo:rsid="00204ac0" style:font-weight-asian="normal" style:font-weight-complex="normal"/>
    </style:style>
    <style:style style:name="T15" style:family="text">
      <style:text-properties fo:color="#000000" loext:opacity="100%" style:font-name="Droid Sans Mono" fo:font-size="18pt" style:text-underline-style="none" fo:font-weight="bold" officeooo:rsid="00204ac0" fo:background-color="transparent" loext:char-shading-value="0" style:font-weight-asian="bold" style:font-weight-complex="bold"/>
    </style:style>
    <style:style style:name="T16" style:family="text">
      <style:text-properties fo:color="#000000" loext:opacity="100%" style:font-name="Droid Sans Mono" fo:font-size="18pt" style:text-underline-style="none" fo:font-weight="bold" officeooo:rsid="0020e829" fo:background-color="transparent" loext:char-shading-value="0" style:font-weight-asian="bold" style:font-weight-complex="bold"/>
    </style:style>
    <style:style style:name="T17" style:family="text">
      <style:text-properties fo:font-variant="normal" fo:text-transform="none" fo:color="#000000" loext:opacity="100%" style:font-name="Verdana" fo:font-size="9pt" fo:letter-spacing="normal" fo:font-style="normal"/>
    </style:style>
    <style:style style:name="T18" style:family="text">
      <style:text-properties fo:font-variant="normal" fo:text-transform="none" fo:color="#000000" loext:opacity="100%" style:font-name="Verdana" fo:font-size="9pt" fo:letter-spacing="normal" fo:font-style="normal" fo:font-weight="normal" style:font-weight-asian="normal" style:font-weight-complex="normal"/>
    </style:style>
    <style:style style:name="T19" style:family="text">
      <style:text-properties fo:font-variant="normal" fo:text-transform="none" fo:color="#000000" loext:opacity="100%" style:font-name="Verdana" fo:font-size="9pt" fo:letter-spacing="normal" fo:font-style="normal" style:font-weight-asian="normal" style:font-weight-complex="normal"/>
    </style:style>
    <style:style style:name="T20" style:family="text">
      <style:text-properties fo:font-variant="normal" fo:text-transform="none" fo:color="#000000" loext:opacity="100%" style:font-name="Verdana" fo:font-size="9pt" fo:letter-spacing="normal" fo:font-style="normal" style:text-underline-style="none" fo:font-weight="bold" officeooo:rsid="002ad42b" style:font-weight-asian="bold" style:font-weight-complex="bold"/>
    </style:style>
    <style:style style:name="T21" style:family="text">
      <style:text-properties fo:font-variant="normal" fo:text-transform="none" fo:color="#000000" loext:opacity="100%" style:font-name="Verdana" fo:letter-spacing="normal" fo:font-style="normal"/>
    </style:style>
    <style:style style:name="T22" style:family="text">
      <style:text-properties fo:font-variant="normal" fo:text-transform="none" fo:color="#000000" loext:opacity="100%" fo:letter-spacing="normal" fo:font-weight="normal" style:font-weight-asian="normal" style:font-weight-complex="normal"/>
    </style:style>
    <style:style style:name="T23" style:family="text">
      <style:text-properties fo:font-variant="normal" fo:text-transform="none" fo:color="#000000" loext:opacity="100%" fo:letter-spacing="normal" fo:font-style="normal"/>
    </style:style>
    <style:style style:name="T24" style:family="text">
      <style:text-properties fo:font-variant="normal" fo:text-transform="none" fo:color="#000000" loext:opacity="100%" fo:font-size="14pt" fo:letter-spacing="normal"/>
    </style:style>
    <style:style style:name="T25" style:family="text">
      <style:text-properties fo:font-variant="normal" fo:text-transform="none" fo:color="#000000" loext:opacity="100%" fo:font-size="14pt" fo:letter-spacing="normal" fo:font-style="normal"/>
    </style:style>
    <style:style style:name="T26" style:family="text">
      <style:text-properties fo:font-variant="normal" fo:text-transform="none" fo:color="#000000" loext:opacity="100%" style:font-name="Times New Roman" fo:font-size="14pt" fo:letter-spacing="normal" fo:font-style="normal" style:text-underline-style="none" fo:font-weight="normal" officeooo:rsid="002e8a93" style:font-size-asian="18pt" style:font-weight-asian="normal" style:font-size-complex="18pt" style:font-weight-complex="normal"/>
    </style:style>
    <style:style style:name="T27" style:family="text">
      <style:text-properties fo:font-variant="normal" fo:text-transform="none" fo:color="#dc143c" loext:opacity="100%" style:font-name="Consolas" fo:font-size="9pt" fo:letter-spacing="normal" fo:font-style="normal" fo:font-weight="normal" style:font-weight-asian="normal" style:font-weight-complex="normal" loext:padding="0cm" loext:border="none"/>
    </style:style>
    <style:style style:name="T28" style:family="text">
      <style:text-properties fo:font-variant="normal" fo:text-transform="none" fo:color="#242729" loext:opacity="100%" style:font-name="Arial" fo:font-size="9pt" fo:letter-spacing="normal" fo:font-style="normal" fo:font-weight="normal"/>
    </style:style>
    <style:style style:name="T29" style:family="text">
      <style:text-properties fo:font-variant="normal" fo:text-transform="none" fo:color="#242729" loext:opacity="100%" style:font-name="Arial" fo:font-size="9pt" fo:letter-spacing="normal" fo:font-style="normal" fo:font-weight="bold" loext:padding="0cm" loext:border="none"/>
    </style:style>
    <style:style style:name="T30" style:family="text">
      <style:text-properties fo:font-size="16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use Shadow Event – Learning</text:p>
      <text:p text:style-name="P2"/>
      <text:p text:style-name="P2"><text:span text:style-name="T4">Objective</text:span>: <text:span text:style-name="T2">basically as mouse cursor is moved, shadow of text should follow</text:span></text:p>
      <text:p text:style-name="P16">in that direction.</text:p>
      <text:p text:style-name="P16"/>
      <text:p text:style-name="P17">Decide which event to listen ?</text:p>
      <text:p text:style-name="P3">‘<text:span text:style-name="T5">mousemove’</text:span></text:p>
      <text:p text:style-name="P4">clientX, clientY <text:span text:style-name="T1">these will give x &amp; y coordinate respectively.</text:span></text:p>
      <text:p text:style-name="P18"/>
      <text:p text:style-name="P6">CSS property to manipulate : </text:p>
      <text:p text:style-name="P9"><text:span text:style-name="T8">text-shadow : </text:span><text:span text:style-name="T1">The </text:span><text:span text:style-name="Strong_20_Emphasis"><text:span text:style-name="Source_20_Text">text-shadow</text:span></text:span><text:span text:style-name="T1"> CSS property adds shadows to text. It accepts a comma-separated list of shadows to be applied to the text and any of its </text:span><text:a xlink:type="simple" xlink:href="https://developer.mozilla.org/en-US/docs/Web/CSS/text-decoration" text:style-name="Internet_20_link" text:visited-style-name="Visited_20_Internet_20_Link"><text:span text:style-name="Source_20_Text"><text:span text:style-name="T1">decorations</text:span></text:span></text:a><text:span text:style-name="T1">. Each shadow is described by some combination of X and Y offsets from the element, blur radius, and color.</text:span></text:p>
      <text:p text:style-name="P7"/>
      <text:p text:style-name="P1"><text:span text:style-name="Source_20_Text"><text:span text:style-name="T9">/* offset-x | offset-y | blur-radius | color */</text:span></text:span></text:p>
      <text:p text:style-name="P8">text-shadow : </text:p>
      <text:p text:style-name="P10"><text:span text:style-name="T12">[ </text:span><text:a xlink:type="simple" xlink:href="https://developer.mozilla.org/en-US/docs/Web/CSS/text-shadow" text:style-name="Internet_20_link" text:visited-style-name="Visited_20_Internet_20_Link">https://developer.mozilla.org/en-US/docs/Web/CSS/text-shadow</text:a><text:span text:style-name="T12"> ]</text:span></text:p>
      <text:p text:style-name="P23"/>
      <text:p text:style-name="P11"><text:span text:style-name="T13">style="text-shadow: 5px 5px green, 25px 25px red, 55px 55px blue " // </text:span><text:span text:style-name="T14">this will create 3 shadows.</text:span></text:p>
      <text:p text:style-name="P24"/>
      <text:p text:style-name="P12"><text:span text:style-name="T15">O</text:span><text:span text:style-name="T16">ffset : meaning : </text:span><text:span text:style-name="T10">the amount or distance by which something is out of line.</text:span></text:p>
      <text:p text:style-name="Standard">"these wheels have an offset of four inches"</text:p>
      <text:p text:style-name="P25"/>
      <text:p text:style-name="P13"><text:span text:style-name="T12">4 </text:span><text:span text:style-name="T11">shadow </text:span></text:p>
      <text:p text:style-name="P26">Pink <text:s text:c="6"/>y direct =&gt; y <text:s text:c="2"/>x=&gt; direct x</text:p>
      <text:p text:style-name="P26">seagreen y direct =&gt; y <text:s/>x=&gt; -ve</text:p>
      <text:p text:style-name="P26"/>
      <text:p text:style-name="P26">purple <text:s text:c="2"/>y =&gt; x direct <text:s/><text:tab/>x =&gt; y direct</text:p>
      <text:p text:style-name="P26">green<text:tab/>y =&gt; x -ve <text:s text:c="6"/>x =&gt; y -ve</text:p>
      <text:p text:style-name="P26"/>
      <text:p text:style-name="P26"/>
      <text:p text:style-name="P14"><text:span text:style-name="T10">Challenge : </text:span><text:span text:style-name="T11">initially shadow were moving but now, shadow is not moving. I don’t know why?</text:span></text:p>
      <text:p text:style-name="P27">Browser got freezed, it was taking long to render. </text:p>
      <text:p text:style-name="P27"/>
      <text:p text:style-name="P27">Basically, concept was understood, just having issue with </text:p>
      <text:p text:style-name="P27"><text:soft-page-break/>coordinates calculation.</text:p>
      <text:p text:style-name="P27"/>
      <text:p text:style-name="P27"/>
      <text:p text:style-name="P28">Mouse coordinate :</text:p>
      <text:p text:style-name="P19"/>
      <text:p text:style-name="P20">clientX : <text:span text:style-name="T1">measures coordinate w.r.t the window</text:span></text:p>
      <text:p text:style-name="P20"/>
      <text:p text:style-name="P20">pageX : <text:span text:style-name="T1">measures coordinate w.r.t the window, but it differs from </text:span></text:p>
      <text:p text:style-name="P20"><text:span text:style-name="T1"><text:tab/><text:tab/>clientX, as we will discuss.</text:span></text:p>
      <text:p text:style-name="P20"><text:span text:style-name="T1"/></text:p>
      <text:p text:style-name="P20">ScreenX<text:span text:style-name="T1"> : measures distance from edge of the screeen ( physical ) </text:span></text:p>
      <text:p text:style-name="P20"><text:span text:style-name="T1"/></text:p>
      <text:p text:style-name="P20">offsetX : <text:span text:style-name="T1">measures distance in w.r.t to the element, it does not account</text:span></text:p>
      <text:p text:style-name="P20"><text:span text:style-name="T1">for padding &amp; margins, </text:span><text:span text:style-name="T3">&amp; its ancestor height &amp; width </text:span></text:p>
      <text:p text:style-name="P20"/>
      <text:p text:style-name="P20">pageX vs clientX</text:p>
      <text:p text:style-name="P19">-&gt; pageX calculates the coordinate from the beginning of the actual document.</text:p>
      <text:p text:style-name="P19"/>
      <text:p text:style-name="P19">-&gt; clientX calculates coordinate w.r.t visible part of the document on the screen.</text:p>
      <text:p text:style-name="P19"/>
      <text:p text:style-name="P20"/>
      <text:p text:style-name="P30">Challenge : <text:span text:style-name="T7">What is the difference between </text:span><text:span text:style-name="T6">this </text:span><text:span text:style-name="T7">and </text:span><text:span text:style-name="T6">event.target </text:span><text:span text:style-name="T7">?</text:span></text:p>
      <text:p text:style-name="P30"><text:span text:style-name="T7">Since, we have attached event listener to an element, then it should always get</text:span></text:p>
      <text:p text:style-name="P30"><text:span text:style-name="T7">fired for that element. Why it is getting fired for other element ?</text:span></text:p>
      <text:p text:style-name="P20"><text:span text:style-name="T28"/></text:p>
      <text:p text:style-name="P20"><text:span text:style-name="T28">'</text:span><text:span text:style-name="Strong_20_Emphasis"><text:span text:style-name="T29">this</text:span></text:span><text:span text:style-name="T28">' refers to the DOM object to which the event listener has been attached. '</text:span><text:span text:style-name="Strong_20_Emphasis"><text:span text:style-name="T29">event.target</text:span></text:span><text:span text:style-name="T28">' refers to the DOM object for which the event listener got triggered. A natural question arises as, why the event listener is triggering for other DOM objects. This is because event listener attached parent triggers for child object too.</text:span></text:p>
      <text:p text:style-name="P29"/>
      <text:p text:style-name="P29">Learning : </text:p>
      <text:p text:style-name="P21"><text:span text:style-name="T18">The </text:span><text:span text:style-name="Source_20_Text"><text:span text:style-name="T27">contenteditable</text:span></text:span><text:span text:style-name="T22"> </text:span><text:span text:style-name="T18">attribute specifies whether the content of an element is</text:span></text:p>
      <text:p text:style-name="P21"><text:span text:style-name="T18"><text:s/>editable or not.</text:span></text:p>
      <text:p text:style-name="P21"><text:span text:style-name="T18"/></text:p>
      <text:p text:style-name="P22"><text:span text:style-name="T18">Note : event.target</text:span></text:p>
      <text:p text:style-name="P22"><text:span text:style-name="T18"/></text:p>
      <text:p text:style-name="P22"><text:span text:style-name="T19">100vh</text:span><text:span text:style-name="T18"> = 100% of the viewport height. height: 100% = 100% of the parent's element height. That is why you need to add height: 100% on html and body , as they don't have a size by default</text:span></text:p>
      <text:p text:style-name="P22"><text:span text:style-name="T18"/></text:p>
      <text:p text:style-name="P22"><text:span text:style-name="T18"/></text:p>
      <text:p text:style-name="P31"><text:span text:style-name="T20">offsetWidth : </text:span><text:span text:style-name="T18">Definition and Usage</text:span></text:p>
      <text:p text:style-name="Text_20_body">The offsetWidth property returns the viewable width of an element in pixels, including padding, border and scrollbar, but not the margin.</text:p>
      <text:p text:style-name="Text_20_body">The reason why the "viewable" word is specified, is because if the element's content is wider than the actual width of the element, this property will only return the width that is visible (See "More Examples").</text:p>
      <text:p text:style-name="P15"><text:span text:style-name="Strong_20_Emphasis"><text:span text:style-name="T17">Note:</text:span></text:span><text:span text:style-name="T18"> To understand this property, you must understand the </text:span><text:a xlink:type="simple" xlink:href="https://www.w3schools.com/css/css_boxmodel.asp" text:style-name="Internet_20_link" text:visited-style-name="Visited_20_Internet_20_Link">CSS Box Model</text:a><text:span text:style-name="T18">.</text:span></text:p>
      <text:p text:style-name="Text_20_body"><text:soft-page-break/><text:span text:style-name="Strong_20_Emphasis">Tip:</text:span> This property is often used together with the <text:a xlink:type="simple" xlink:href="https://www.w3schools.com/jsref/prop_element_offsetheight.asp" text:style-name="Internet_20_link" text:visited-style-name="Visited_20_Internet_20_Link">offsetHeight</text:a> property.</text:p>
      <text:p text:style-name="Text_20_body"><text:span text:style-name="Strong_20_Emphasis">Tip:</text:span> Use the <text:a xlink:type="simple" xlink:href="https://www.w3schools.com/jsref/prop_element_clientheight.asp" text:style-name="Internet_20_link" text:visited-style-name="Visited_20_Internet_20_Link">clientHeight</text:a> and <text:a xlink:type="simple" xlink:href="https://www.w3schools.com/jsref/prop_element_clientwidth.asp" text:style-name="Internet_20_link" text:visited-style-name="Visited_20_Internet_20_Link">clientWidth</text:a> properties to return the viewable height and width of an element, only including the padding.</text:p>
      <text:p text:style-name="Text_20_body"><text:span text:style-name="Strong_20_Emphasis">Tip:</text:span> To add scrollbars to an element, use the CSS <text:a xlink:type="simple" xlink:href="https://www.w3schools.com/cssref/pr_pos_overflow.asp" text:style-name="Internet_20_link" text:visited-style-name="Visited_20_Internet_20_Link">overflow</text:a> property.</text:p>
      <text:p text:style-name="Text_20_body">This property is read-only.</text:p>
      <text:p text:style-name="P32"><text:span text:style-name="T23">Learning : </text:span></text:p>
      <text:p text:style-name="P34"><text:span text:style-name="T26">offsetLeft : </text:span><text:span text:style-name="T25">The </text:span><text:span text:style-name="Strong_20_Emphasis"><text:span text:style-name="Source_20_Text"><text:span text:style-name="T25">HTMLElement.offsetLeft</text:span></text:span></text:span><text:span text:style-name="T25"> read-only property returns the number of pixels that the </text:span><text:span text:style-name="Emphasis"><text:span text:style-name="T24">upper left corner</text:span></text:span><text:span text:style-name="T25"> of the current element is offset to the left within the </text:span><text:a xlink:type="simple" xlink:href="https://developer.mozilla.org/en-US/docs/Web/API/HTMLElement/offsetParent" text:style-name="Internet_20_link" text:visited-style-name="Visited_20_Internet_20_Link"><text:span text:style-name="Source_20_Text"><text:span text:style-name="T25">HTMLElement.offsetParent</text:span></text:span></text:a><text:span text:style-name="T25"> node.</text:span></text:p>
      <text:p text:style-name="P35"><text:span text:style-name="T25">It basically adds the pixel distance between top of parent &amp; the current element.</text:span></text:p>
      <text:p text:style-name="P33"><text:span text:style-name="T25"/></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Helvetica Neue', Helvetica, sans-serif"/>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2T19:54:18.725565915</meta:creation-date>
    <dc:date>2021-02-03T13:10:47.757068543</dc:date>
    <meta:editing-duration>PT3H2M19S</meta:editing-duration>
    <meta:editing-cycles>24</meta:editing-cycles>
    <meta:generator>LibreOffice/7.0.4.2$Linux_X86_64 LibreOffice_project/573028415b474775687f7355a6d413c41d013a01</meta:generator>
    <meta:document-statistic meta:table-count="0" meta:image-count="0" meta:object-count="0" meta:page-count="3" meta:paragraph-count="53" meta:word-count="617" meta:character-count="3665" meta:non-whitespace-character-count="3068"/>
  </office:meta>
</office:document-meta>
</file>